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3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4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5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6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7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8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29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0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1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2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3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4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5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6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37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8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9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0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1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6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7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8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9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0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1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2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3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4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5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6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7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8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59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0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1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2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3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4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5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6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67" style:family="graphic" style:parent-style-name="standard">
      <style:graphic-properties draw:stroke="none" svg:stroke-color="#000000" draw:fill="none" draw:fill-color="#ffffff" fo:min-height="0.639cm"/>
    </style:style>
    <style:style style:name="gr68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9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0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1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3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74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75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76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gr77" style:family="graphic" style:parent-style-name="standard" style:list-style-name="L1">
      <style:graphic-properties draw:stroke="none" svg:stroke-width="0.025cm" svg:stroke-color="#000000" draw:marker-start-width="0.229cm" draw:marker-end-width="0.229cm" draw:fill-color="#ffffff" draw:opacity="0%" draw:textarea-horizontal-align="justify" draw:textarea-vertical-align="middle" draw:auto-grow-height="false" fo:padding-top="0.137cm" fo:padding-bottom="0.137cm" fo:padding-left="0.262cm" fo:padding-right="0.262cm" draw:shadow-opacity="0%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7cm" svg:height="1.016cm" svg:x="2.794cm" svg:y="0.508cm">
          <draw:text-box>
            <text:p><text:span text:style-name="T1">31</text:span></text:p>
          </draw:text-box>
        </draw:frame>
        <draw:custom-shape draw:style-name="gr2" draw:text-style-name="P2" draw:layer="layout" svg:width="4.572cm" svg:height="0.889cm" svg:x="3.048cm" svg:y="1.143cm">
          <text:p text:style-name="P2">0000000000000000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1.027cm" svg:y="1.27cm">
          <draw:text-box>
            <text:p><text:span text:style-name="T2">(Rm)</text:span></text:p>
          </draw:text-box>
        </draw:frame>
        <draw:line draw:style-name="gr3" draw:text-style-name="P3" draw:layer="layout" svg:x1="5.588cm" svg:y1="3.429cm" svg:x2="8.763cm" svg:y2="2.032cm">
          <text:p/>
        </draw:line>
        <draw:custom-shape draw:style-name="gr4" draw:text-style-name="P2" draw:layer="layout" svg:width="2.286cm" svg:height="0.889cm" svg:x="7.62cm" svg:y="1.143cm">
          <text:p text:style-name="P2">B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192cm" svg:y1="3.429cm" svg:x2="10.922cm" svg:y2="2.032cm">
          <text:p/>
        </draw:line>
        <draw:frame draw:style-name="gr1" draw:text-style-name="P1" draw:layer="layout" svg:width="1.397cm" svg:height="1.016cm" svg:x="6.858cm" svg:y="0.508cm">
          <draw:text-box>
            <text:p><text:span text:style-name="T1">16</text:span></text:p>
          </draw:text-box>
        </draw:frame>
        <draw:frame draw:style-name="gr1" draw:text-style-name="P1" draw:layer="layout" svg:width="1.397cm" svg:height="1.016cm" svg:x="7.393cm" svg:y="0.508cm">
          <draw:text-box>
            <text:p><text:span text:style-name="T1">15</text:span></text:p>
          </draw:text-box>
        </draw:frame>
        <draw:custom-shape draw:style-name="gr5" draw:text-style-name="P2" draw:layer="layout" svg:width="0.635cm" svg:height="0.889cm" svg:x="11.557cm" svg:y="1.143cm">
          <text:p text:style-name="P2">0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51cm" svg:height="0.889cm" svg:x="9.906cm" svg:y="1.143cm">
          <text:p text:style-name="P2">EN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35cm" svg:height="1.016cm" svg:x="9.398cm" svg:y="0.508cm">
          <draw:text-box>
            <text:p><text:span text:style-name="T1">7</text:span></text:p>
          </draw:text-box>
        </draw:frame>
        <draw:frame draw:style-name="gr1" draw:text-style-name="P1" draw:layer="layout" svg:width="0.635cm" svg:height="1.016cm" svg:x="9.779cm" svg:y="0.508cm">
          <draw:text-box>
            <text:p><text:span text:style-name="T1">6</text:span></text:p>
          </draw:text-box>
        </draw:frame>
        <draw:frame draw:style-name="gr1" draw:text-style-name="P1" draw:layer="layout" svg:width="0.635cm" svg:height="1.016cm" svg:x="11.049cm" svg:y="0.508cm">
          <draw:text-box>
            <text:p><text:span text:style-name="T1">2</text:span></text:p>
          </draw:text-box>
        </draw:frame>
        <draw:frame draw:style-name="gr1" draw:text-style-name="P1" draw:layer="layout" svg:width="0.635cm" svg:height="1.016cm" svg:x="11.684cm" svg:y="0.508cm">
          <draw:text-box>
            <text:p><text:span text:style-name="T1">0</text:span></text:p>
          </draw:text-box>
        </draw:frame>
        <draw:frame draw:style-name="gr1" draw:text-style-name="P1" draw:layer="layout" svg:width="4.815cm" svg:height="1.115cm" svg:x="12.711cm" svg:y="1.016cm">
          <draw:text-box>
            <text:p><text:span text:style-name="T2">BN: Bank number field</text:span></text:p>
            <text:p><text:span text:style-name="T2">EN: Entry number field</text:span></text:p>
          </draw:text-box>
        </draw:frame>
        <draw:custom-shape draw:style-name="gr7" draw:text-style-name="P2" draw:layer="layout" svg:width="3.429cm" svg:height="0.508cm" svg:x="3.683cm" svg:y="4.191cm">
          <text:p text:style-name="P2"><text:span text:style-name="T3">Bank 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29cm" svg:height="0.508cm" svg:x="3.683cm" svg:y="4.699cm">
          <text:p text:style-name="P2"><text:span text:style-name="T3">Bank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429cm" svg:height="0.508cm" svg:x="3.683cm" svg:y="5.207cm">
          <text:p text:style-name="P2"><text:span text:style-name="T3">Bank 2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429cm" svg:height="0.508cm" svg:x="3.683cm" svg:y="5.715cm">
          <text:p text:style-name="P2"><text:span text:style-name="T3">Bank 3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429cm" svg:height="0.508cm" svg:x="3.683cm" svg:y="6.223cm">
          <text:p text:style-name="P2"><text:span text:style-name="T3">Bank 4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429cm" svg:height="0.508cm" svg:x="3.683cm" svg:y="6.731cm">
          <text:p text:style-name="P2"><text:span text:style-name="T3">Bank 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429cm" svg:height="0.508cm" svg:x="3.683cm" svg:y="7.239cm">
          <text:p text:style-name="P2"><text:span text:style-name="T3">Bank 6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429cm" svg:height="0.508cm" svg:x="3.683cm" svg:y="7.747cm">
          <text:p text:style-name="P2"><text:span text:style-name="T3">Bank 7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429cm" svg:height="0.508cm" svg:x="3.683cm" svg:y="8.255cm">
          <text:p text:style-name="P2"><text:span text:style-name="T3">Bank 8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429cm" svg:height="0.508cm" svg:x="3.683cm" svg:y="8.763cm">
          <text:p text:style-name="P2"><text:span text:style-name="T3">Bank 9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429cm" svg:height="0.508cm" svg:x="3.683cm" svg:y="9.271cm">
          <text:p text:style-name="P2"><text:span text:style-name="T3">Bank 10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429cm" svg:height="0.508cm" svg:x="3.683cm" svg:y="9.779cm">
          <text:p text:style-name="P2"><text:span text:style-name="T3">Bank 11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429cm" svg:height="0.508cm" svg:x="3.683cm" svg:y="10.287cm">
          <text:p text:style-name="P2"><text:span text:style-name="T3">Bank 12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429cm" svg:height="0.508cm" svg:x="3.683cm" svg:y="10.795cm">
          <text:p text:style-name="P2"><text:span text:style-name="T3">Bank 13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429cm" svg:height="0.508cm" svg:x="3.683cm" svg:y="11.303cm">
          <text:p text:style-name="P2"><text:span text:style-name="T3">Bank 14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429cm" svg:height="0.508cm" svg:x="0.381cm" svg:y="4.191cm">
          <text:p text:style-name="P2"><text:span text:style-name="T3">000000000 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429cm" svg:height="0.508cm" svg:x="0.381cm" svg:y="4.699cm">
          <text:p text:style-name="P2"><text:span text:style-name="T3">000000001 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429cm" svg:height="0.508cm" svg:x="0.335cm" svg:y="5.207cm">
          <text:p text:style-name="P2"><text:span text:style-name="T3">000000010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429cm" svg:height="0.508cm" svg:x="0.381cm" svg:y="5.715cm">
          <text:p text:style-name="P2"><text:span text:style-name="T3">000000011 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429cm" svg:height="0.508cm" svg:x="0.381cm" svg:y="6.223cm">
          <text:p text:style-name="P2"><text:span text:style-name="T3">000000100 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429cm" svg:height="0.508cm" svg:x="0.381cm" svg:y="6.731cm">
          <text:p text:style-name="P2"><text:span text:style-name="T3">000000101 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29cm" svg:height="0.508cm" svg:x="0.381cm" svg:y="7.239cm">
          <text:p text:style-name="P2"><text:span text:style-name="T3">000000110 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429cm" svg:height="0.508cm" svg:x="0.381cm" svg:y="7.747cm">
          <text:p text:style-name="P2"><text:span text:style-name="T3">000000111 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429cm" svg:height="0.508cm" svg:x="0.381cm" svg:y="8.255cm">
          <text:p text:style-name="P2"><text:span text:style-name="T3">000001000 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429cm" svg:height="0.508cm" svg:x="0.381cm" svg:y="8.763cm">
          <text:p text:style-name="P2"><text:span text:style-name="T3">000001001 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.429cm" svg:height="0.508cm" svg:x="0.381cm" svg:y="9.271cm">
          <text:p text:style-name="P2"><text:span text:style-name="T3">000001010 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3.429cm" svg:height="0.508cm" svg:x="0.381cm" svg:y="9.779cm">
          <text:p text:style-name="P2"><text:span text:style-name="T3">000001011 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3.429cm" svg:height="0.508cm" svg:x="0.381cm" svg:y="10.287cm">
          <text:p text:style-name="P2"><text:span text:style-name="T3">000001100 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3.429cm" svg:height="0.508cm" svg:x="0.381cm" svg:y="10.795cm">
          <text:p text:style-name="P2"><text:span text:style-name="T3">000001101 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3.429cm" svg:height="0.508cm" svg:x="0.381cm" svg:y="11.303cm">
          <text:p text:style-name="P2"><text:span text:style-name="T3">000001110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2.078cm" svg:y="3.556cm">
          <draw:text-box>
            <text:p><text:span text:style-name="T1">BN</text:span></text:p>
          </draw:text-box>
        </draw:frame>
        <draw:frame draw:style-name="gr1" draw:text-style-name="P1" draw:layer="layout" svg:width="3.429cm" svg:height="1.016cm" svg:x="4.01cm" svg:y="3.556cm">
          <draw:text-box>
            <text:p><text:span text:style-name="T1">Register Bank</text:span></text:p>
          </draw:text-box>
        </draw:frame>
        <draw:custom-shape draw:style-name="gr37" draw:text-style-name="P2" draw:layer="layout" svg:width="3.429cm" svg:height="0.508cm" svg:x="12.319cm" svg:y="4.191cm">
          <text:p text:style-name="P2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3.429cm" svg:height="0.508cm" svg:x="12.319cm" svg:y="4.699cm">
          <text:p text:style-name="P2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3.429cm" svg:height="0.508cm" svg:x="12.319cm" svg:y="5.207cm">
          <text:p text:style-name="P2"><text:span text:style-name="T3">R2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3.429cm" svg:height="0.508cm" svg:x="12.319cm" svg:y="5.715cm">
          <text:p text:style-name="P2"><text:span text:style-name="T3">R3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3.429cm" svg:height="0.508cm" svg:x="12.319cm" svg:y="6.223cm">
          <text:p text:style-name="P2"><text:span text:style-name="T3">R4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3.429cm" svg:height="0.508cm" svg:x="12.319cm" svg:y="6.731cm">
          <text:p text:style-name="P2"><text:span text:style-name="T3">R5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3.429cm" svg:height="0.508cm" svg:x="12.319cm" svg:y="7.239cm">
          <text:p text:style-name="P2"><text:span text:style-name="T3">R6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3.429cm" svg:height="0.508cm" svg:x="12.319cm" svg:y="7.747cm">
          <text:p text:style-name="P2"><text:span text:style-name="T3">R7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3.429cm" svg:height="0.508cm" svg:x="12.319cm" svg:y="8.255cm">
          <text:p text:style-name="P2"><text:span text:style-name="T3">R8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3.429cm" svg:height="0.508cm" svg:x="12.319cm" svg:y="8.763cm">
          <text:p text:style-name="P2"><text:span text:style-name="T3">R9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3.429cm" svg:height="0.508cm" svg:x="12.319cm" svg:y="9.271cm">
          <text:p text:style-name="P2"><text:span text:style-name="T3">R10</text:span>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3.429cm" svg:height="0.508cm" svg:x="12.319cm" svg:y="9.779cm">
          <text:p text:style-name="P2"><text:span text:style-name="T3">R11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3.429cm" svg:height="0.508cm" svg:x="12.319cm" svg:y="10.287cm">
          <text:p text:style-name="P2"><text:span text:style-name="T3">R12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3.429cm" svg:height="0.508cm" svg:x="12.319cm" svg:y="10.795cm">
          <text:p text:style-name="P2"><text:span text:style-name="T3">R13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3.429cm" svg:height="0.508cm" svg:x="12.319cm" svg:y="11.303cm">
          <text:p text:style-name="P2"><text:span text:style-name="T3">R14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3.429cm" svg:height="0.508cm" svg:x="9.717cm" svg:y="4.191cm">
          <text:p text:style-name="P2"><text:span text:style-name="T3">00000 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3.429cm" svg:height="0.508cm" svg:x="9.717cm" svg:y="4.699cm">
          <text:p text:style-name="P2"><text:span text:style-name="T3">00001 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3.429cm" svg:height="0.508cm" svg:x="9.666cm" svg:y="5.207cm">
          <text:p text:style-name="P2"><text:span text:style-name="T3">00010</text:span>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3.429cm" svg:height="0.508cm" svg:x="9.717cm" svg:y="5.715cm">
          <text:p text:style-name="P2"><text:span text:style-name="T3">00011 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3.429cm" svg:height="0.508cm" svg:x="9.717cm" svg:y="6.223cm">
          <text:p text:style-name="P2"><text:span text:style-name="T3">00100 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3.429cm" svg:height="0.508cm" svg:x="9.717cm" svg:y="6.731cm">
          <text:p text:style-name="P2"><text:span text:style-name="T3">00101 </text:span></text:p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3.429cm" svg:height="0.508cm" svg:x="9.717cm" svg:y="7.239cm">
          <text:p text:style-name="P2"><text:span text:style-name="T3">00110 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3.429cm" svg:height="0.508cm" svg:x="9.717cm" svg:y="7.747cm">
          <text:p text:style-name="P2"><text:span text:style-name="T3">00111 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3.429cm" svg:height="0.508cm" svg:x="9.717cm" svg:y="8.255cm">
          <text:p text:style-name="P2"><text:span text:style-name="T3">01000 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3.429cm" svg:height="0.508cm" svg:x="9.717cm" svg:y="8.763cm">
          <text:p text:style-name="P2"><text:span text:style-name="T3">01001 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429cm" svg:height="0.508cm" svg:x="9.717cm" svg:y="9.271cm">
          <text:p text:style-name="P2"><text:span text:style-name="T3">01010 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draw:layer="layout" svg:width="3.429cm" svg:height="0.508cm" svg:x="9.717cm" svg:y="9.779cm">
          <text:p text:style-name="P2"><text:span text:style-name="T3">01011 </text:span></text:p>
          <draw:enhanced-geometry svg:viewBox="0 0 21600 21600" draw:type="rectangle" draw:enhanced-path="M 0 0 L 21600 0 21600 21600 0 21600 0 0 Z N"/>
        </draw:custom-shape>
        <draw:custom-shape draw:style-name="gr64" draw:text-style-name="P2" draw:layer="layout" svg:width="3.429cm" svg:height="0.508cm" svg:x="9.717cm" svg:y="10.287cm">
          <text:p text:style-name="P2"><text:span text:style-name="T3">01100 </text:span></text:p>
          <draw:enhanced-geometry svg:viewBox="0 0 21600 21600" draw:type="rectangle" draw:enhanced-path="M 0 0 L 21600 0 21600 21600 0 21600 0 0 Z N"/>
        </draw:custom-shape>
        <draw:custom-shape draw:style-name="gr65" draw:text-style-name="P2" draw:layer="layout" svg:width="3.429cm" svg:height="0.508cm" svg:x="9.717cm" svg:y="10.795cm">
          <text:p text:style-name="P2"><text:span text:style-name="T3">01101 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3.429cm" svg:height="0.508cm" svg:x="9.717cm" svg:y="11.303cm">
          <text:p text:style-name="P2"><text:span text:style-name="T3">01110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11.014cm" svg:y="3.556cm">
          <draw:text-box>
            <text:p><text:span text:style-name="T1">EN</text:span></text:p>
          </draw:text-box>
        </draw:frame>
        <draw:frame draw:style-name="gr67" draw:text-style-name="P1" draw:layer="layout" svg:width="4.318cm" svg:height="0.889cm" svg:x="11.938cm" svg:y="3.556cm">
          <draw:text-box>
            <text:p><text:span text:style-name="T1">Entry in Register Bank</text:span></text:p>
          </draw:text-box>
        </draw:frame>
        <draw:custom-shape draw:style-name="gr68" draw:text-style-name="P2" draw:layer="layout" svg:width="3.429cm" svg:height="0.508cm" svg:x="12.319cm" svg:y="11.811cm">
          <text:p text:style-name="P2"><text:span text:style-name="T3">MACH</text:span></text:p>
          <draw:enhanced-geometry svg:viewBox="0 0 21600 21600" draw:type="rectangle" draw:enhanced-path="M 0 0 L 21600 0 21600 21600 0 21600 0 0 Z N"/>
        </draw:custom-shape>
        <draw:custom-shape draw:style-name="gr69" draw:text-style-name="P2" draw:layer="layout" svg:width="3.429cm" svg:height="0.508cm" svg:x="12.319cm" svg:y="12.319cm">
          <text:p text:style-name="P2"><text:span text:style-name="T3">Interrupt vector offset</text:span></text:p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3.429cm" svg:height="0.508cm" svg:x="12.319cm" svg:y="12.827cm">
          <text:p text:style-name="P2"><text:span text:style-name="T3">PR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3.429cm" svg:height="0.508cm" svg:x="12.319cm" svg:y="13.335cm">
          <text:p text:style-name="P2"><text:span text:style-name="T3">GBR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3.429cm" svg:height="0.508cm" svg:x="12.319cm" svg:y="13.843cm">
          <text:p text:style-name="P2"><text:span text:style-name="T3">MACL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3.429cm" svg:height="0.508cm" svg:x="9.717cm" svg:y="11.811cm">
          <text:p text:style-name="P2"><text:span text:style-name="T3">01111 </text:span></text:p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3.429cm" svg:height="0.508cm" svg:x="9.717cm" svg:y="12.319cm">
          <text:p text:style-name="P2"><text:span text:style-name="T3">10000 </text:span></text:p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3.429cm" svg:height="0.508cm" svg:x="9.666cm" svg:y="12.827cm">
          <text:p text:style-name="P2"><text:span text:style-name="T3">10001</text:span></text:p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3.429cm" svg:height="0.508cm" svg:x="9.717cm" svg:y="13.335cm">
          <text:p text:style-name="P2"><text:span text:style-name="T3">10010 </text:span>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3.429cm" svg:height="0.508cm" svg:x="9.717cm" svg:y="13.843cm">
          <text:p text:style-name="P2"><text:span text:style-name="T3">10011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7:30:08</dc:date>
    <dc:creator>Yam </dc:creator>
    <meta:editing-duration>PT21M42S</meta:editing-duration>
    <meta:editing-cycles>15</meta:editing-cycles>
    <meta:generator>LibreOffice/3.5$Linux_x86 LibreOffice_project/350m1$Build-2</meta:generator>
    <meta:document-statistic meta:object-count="89"/>
  </office:meta>
</office:document-meta>
</file>